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8d25" officeooo:paragraph-rsid="001d8d25"/>
    </style:style>
    <style:style style:name="P2" style:family="paragraph" style:parent-style-name="Standard">
      <style:text-properties officeooo:rsid="001e6b6f" officeooo:paragraph-rsid="001e6b6f"/>
    </style:style>
    <style:style style:name="P3" style:family="paragraph" style:parent-style-name="Standard">
      <style:text-properties officeooo:rsid="0021b475" officeooo:paragraph-rsid="0021b475"/>
    </style:style>
    <style:style style:name="P4" style:family="paragraph" style:parent-style-name="Standard">
      <style:text-properties officeooo:rsid="0021f2ae" officeooo:paragraph-rsid="0021b475"/>
    </style:style>
    <style:style style:name="P5" style:family="paragraph" style:parent-style-name="Standard">
      <style:text-properties officeooo:rsid="0021f2ae" officeooo:paragraph-rsid="0021f2ae"/>
    </style:style>
    <style:style style:name="P6" style:family="paragraph" style:parent-style-name="Standard">
      <style:text-properties fo:font-weight="bold" officeooo:rsid="0021f2ae" officeooo:paragraph-rsid="0021f2ae" style:font-weight-asian="bold" style:font-weight-complex="bold"/>
    </style:style>
    <style:style style:name="P7" style:family="paragraph" style:parent-style-name="Standard">
      <style:text-properties fo:font-weight="bold" officeooo:rsid="0021b475" officeooo:paragraph-rsid="0021b475" style:font-weight-asian="bold" style:font-weight-complex="bold"/>
    </style:style>
    <style:style style:name="P8" style:family="paragraph" style:parent-style-name="Standard">
      <style:text-properties fo:font-weight="bold" officeooo:rsid="001e6b6f" officeooo:paragraph-rsid="001e6b6f" style:font-weight-asian="bold" style:font-weight-complex="bold"/>
    </style:style>
    <style:style style:name="P9" style:family="paragraph" style:parent-style-name="Standard">
      <style:text-properties fo:font-weight="bold" officeooo:rsid="001d8d25" officeooo:paragraph-rsid="001d8d25" style:font-weight-asian="bold" style:font-weight-complex="bold"/>
    </style:style>
    <style:style style:name="P10" style:family="paragraph" style:parent-style-name="Standard">
      <style:text-properties fo:color="#0066b3" fo:font-style="italic" fo:font-weight="bold" officeooo:rsid="0021b475" officeooo:paragraph-rsid="0021b475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color="#0066b3" fo:font-style="italic" fo:font-weight="bold" officeooo:rsid="001e6b6f" officeooo:paragraph-rsid="001e6b6f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color="#0066b3" fo:font-style="italic" fo:font-weight="bold" officeooo:rsid="001d8d25" officeooo:paragraph-rsid="001d8d25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color="#0066b3" fo:font-style="italic" fo:font-weight="bold" officeooo:rsid="0025e1b9" officeooo:paragraph-rsid="0025e1b9" style:font-style-asian="italic" style:font-weight-asian="bold" style:font-style-complex="italic" style:font-weight-complex="bold"/>
    </style:style>
    <style:style style:name="P14" style:family="paragraph" style:parent-style-name="Standard">
      <style:text-properties style:use-window-font-color="true" fo:font-style="normal" fo:font-weight="normal" officeooo:rsid="0025e1b9" officeooo:paragraph-rsid="0025e1b9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25e1b9" officeooo:paragraph-rsid="0025e1b9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Question 1</text:p>
      <text:p text:style-name="P1"/>
      <text:p text:style-name="P12">Source code:</text:p>
      <text:p text:style-name="P1">#include&lt;stdio.h&gt;</text:p>
      <text:p text:style-name="P1"/>
      <text:p text:style-name="P1"><text:s/></text:p>
      <text:p text:style-name="P1">int add(int x,int y){</text:p>
      <text:p text:style-name="P1"><text:tab/><text:tab/>return x+y;</text:p>
      <text:p text:style-name="P1"><text:tab/>}</text:p>
      <text:p text:style-name="P1">int subtract(int x, int y){</text:p>
      <text:p text:style-name="P1"><text:tab/><text:tab/>return x-y;</text:p>
      <text:p text:style-name="P1"><text:tab/>}</text:p>
      <text:p text:style-name="P1">int multiply(int x, int y){</text:p>
      <text:p text:style-name="P1"><text:tab/><text:tab/>return x*y;</text:p>
      <text:p text:style-name="P1"><text:tab/>}</text:p>
      <text:p text:style-name="P1">int divide(int x, int y){</text:p>
      <text:p text:style-name="P1"><text:tab/><text:tab/>return x/y;</text:p>
      <text:p text:style-name="P1"><text:tab/>}</text:p>
      <text:p text:style-name="P1">int main(){</text:p>
      <text:p text:style-name="P1"><text:tab/></text:p>
      <text:p text:style-name="P1"><text:tab/>char operator;</text:p>
      <text:p text:style-name="P1"><text:s/><text:tab/>int x, y;</text:p>
      <text:p text:style-name="P1"><text:s/><text:tab/>int result = 0;</text:p>
      <text:p text:style-name="P1"><text:s text:c="5"/>printf("WELCOME TO SIMPLE CALCULATOR\n");</text:p>
      <text:p text:style-name="P1"><text:s text:c="4"/>printf("----------------------------\n");</text:p>
      <text:p text:style-name="P1"><text:s/><text:tab/>printf("Enter an operator........ \n");</text:p>
      <text:p text:style-name="P1"><text:s/><text:tab/>printf("Enter + for addition: \n");</text:p>
      <text:p text:style-name="P1"><text:tab/>printf("Enter - for subtraction: \n");</text:p>
      <text:p text:style-name="P1"><text:tab/>printf("Enter * for multiplication: \n");</text:p>
      <text:p text:style-name="P1"><text:tab/>printf("Enter / for division: \n");</text:p>
      <text:p text:style-name="P1"><text:tab/>scanf("%c", &amp;operator);</text:p>
      <text:p text:style-name="P1"><text:s/><text:tab/></text:p>
      <text:p text:style-name="P1"><text:s/><text:tab/>printf("Enter two operands: \n");</text:p>
      <text:p text:style-name="P1"><text:tab/>scanf("%d %d",&amp;x, &amp;y);</text:p>
      <text:p text:style-name="P1"><text:s/>switch(operator)</text:p>
      <text:p text:style-name="P1"><text:s/>{</text:p>
      <text:p text:style-name="P1"><text:s/><text:tab/>case '+':</text:p>
      <text:p text:style-name="P1"><text:s/><text:tab/><text:tab/>result = add(x,y);</text:p>
      <text:p text:style-name="P1"><text:s/><text:tab/><text:tab/>break;</text:p>
      <text:p text:style-name="P1"><text:s/><text:tab/>case '-':</text:p>
      <text:p text:style-name="P1"><text:s/><text:tab/><text:tab/>result = subtract(x,y);</text:p>
      <text:p text:style-name="P1"><text:s/><text:tab/><text:tab/>break;</text:p>
      <text:p text:style-name="P1"><text:s/><text:tab/>case '*':</text:p>
      <text:p text:style-name="P1"><text:s/><text:tab/><text:tab/>result = multiply(x,y);</text:p>
      <text:p text:style-name="P1"><text:s/><text:tab/><text:tab/>break;</text:p>
      <text:p text:style-name="P1"><text:s/><text:tab/>case '/':</text:p>
      <text:p text:style-name="P1"><text:s/><text:tab/><text:tab/>result = divide(x,y);</text:p>
      <text:p text:style-name="P1"><text:s/><text:tab/><text:tab/>break;</text:p>
      <text:p text:style-name="P1"><text:s/><text:tab/>// operator doesn't match if the operator number is wrong</text:p>
      <text:p text:style-name="P1"><text:s/><text:tab/>default:</text:p>
      <text:p text:style-name="P1"><text:s/><text:tab/><text:tab/>printf("Error! operator is not correct");</text:p>
      <text:p text:style-name="P1"><text:s/><text:tab/>}</text:p>
      <text:p text:style-name="P1"><text:soft-page-break/><text:s/><text:tab/> <text:s text:c="3"/>/* Print the result */</text:p>
      <text:p text:style-name="P1"><text:s text:c="4"/>printf("%d %c %.d = %.d\n", x, operator, y, result);</text:p>
      <text:p text:style-name="P1"><text:s/><text:tab/>return 0;</text:p>
      <text:p text:style-name="P1"><text:tab/>}</text:p>
      <text:p text:style-name="P1"/>
      <text:p text:style-name="P1"/>
      <text:p text:style-name="P12">Output:</text:p>
      <text:p text:style-name="P1"/>
      <text:p text:style-name="P1">WELCOME TO SIMPLE CALCULATOR</text:p>
      <text:p text:style-name="P1">----------------------------</text:p>
      <text:p text:style-name="P1">Enter an operator........ </text:p>
      <text:p text:style-name="P1">Enter + for addition: </text:p>
      <text:p text:style-name="P1">Enter - for subtraction: </text:p>
      <text:p text:style-name="P1">Enter * for multiplication: </text:p>
      <text:p text:style-name="P1">Enter / for division: </text:p>
      <text:p text:style-name="P1">/</text:p>
      <text:p text:style-name="P1">Enter two operands: </text:p>
      <text:p text:style-name="P1">10</text:p>
      <text:p text:style-name="P1">2</text:p>
      <text:p text:style-name="P1">10 / 2 = 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Question 2</text:p>
      <text:p text:style-name="P11"/>
      <text:p text:style-name="P11">Source code:</text:p>
      <text:p text:style-name="P2">#include&lt;stdio.h&gt;</text:p>
      <text:p text:style-name="P2">int main(){</text:p>
      <text:p text:style-name="P2"><text:tab/>int ID;</text:p>
      <text:p text:style-name="P2"><text:tab/>int password;</text:p>
      <text:p text:style-name="P2"/>
      <text:p text:style-name="P2"><text:tab/>printf("Please enter your ID here: \n");</text:p>
      <text:p text:style-name="P2"><text:tab/>scanf("%d",&amp;ID);</text:p>
      <text:p text:style-name="P2"/>
      <text:p text:style-name="P2"><text:tab/>switch(ID){</text:p>
      <text:p text:style-name="P2"><text:tab/><text:tab/>case 12190102:</text:p>
      <text:p text:style-name="P2"><text:tab/><text:tab/>printf("Now enter your password: \n");</text:p>
      <text:p text:style-name="P2"><text:tab/><text:tab/>scanf("%d", &amp;password);</text:p>
      <text:p text:style-name="P2"/>
      <text:p text:style-name="P2"><text:tab/><text:tab/>switch(password){</text:p>
      <text:p text:style-name="P2"><text:tab/><text:tab/><text:tab/>case 123:</text:p>
      <text:p text:style-name="P2"><text:tab/><text:tab/><text:tab/>printf("ugyen you are welcomed in GCIT.\n");</text:p>
      <text:p text:style-name="P2"><text:tab/><text:tab/><text:tab/>break;</text:p>
      <text:p text:style-name="P2"/>
      <text:p text:style-name="P2"><text:tab/><text:tab/><text:tab/>default:</text:p>
      <text:p text:style-name="P2"><text:tab/><text:tab/><text:tab/>printf("Try again!! your password is wrong.\n");</text:p>
      <text:p text:style-name="P2"><text:tab/><text:tab/><text:tab/>break;</text:p>
      <text:p text:style-name="P2"><text:tab/><text:tab/>}</text:p>
      <text:p text:style-name="P2"><text:tab/><text:tab/>break;</text:p>
      <text:p text:style-name="P2"><text:tab/><text:tab/>case 12190106:</text:p>
      <text:p text:style-name="P2"><text:tab/><text:tab/><text:tab/>printf("Enter your password: \n");</text:p>
      <text:p text:style-name="P2"><text:tab/><text:tab/><text:tab/>scanf("%d",&amp;password);</text:p>
      <text:p text:style-name="P2"><text:tab/><text:tab/><text:tab/>switch (password){</text:p>
      <text:p text:style-name="P2"><text:tab/><text:tab/><text:tab/><text:tab/>case 000:</text:p>
      <text:p text:style-name="P2"><text:tab/><text:tab/><text:tab/><text:tab/><text:tab/>printf("WELCOME yeshi dema\n");</text:p>
      <text:p text:style-name="P2"><text:tab/><text:tab/><text:tab/><text:tab/><text:tab/>break;</text:p>
      <text:p text:style-name="P2"/>
      <text:p text:style-name="P2"><text:tab/><text:tab/><text:tab/><text:tab/>default:</text:p>
      <text:p text:style-name="P2"><text:tab/><text:tab/><text:tab/><text:tab/><text:tab/>printf("Incorrect Password. Try again!!\n");</text:p>
      <text:p text:style-name="P2"><text:tab/><text:tab/><text:tab/><text:tab/><text:tab/>break;</text:p>
      <text:p text:style-name="P2"><text:tab/><text:tab/>}</text:p>
      <text:p text:style-name="P2"><text:tab/><text:tab/>break;</text:p>
      <text:p text:style-name="P2"/>
      <text:p text:style-name="P2"><text:tab/><text:tab/>default:</text:p>
      <text:p text:style-name="P2"><text:tab/><text:tab/>printf("Try again!! Your ID is wrong.\n");</text:p>
      <text:p text:style-name="P2"><text:tab/><text:tab/>break;</text:p>
      <text:p text:style-name="P2"/>
      <text:p text:style-name="P2"><text:tab/>}</text:p>
      <text:p text:style-name="P2"/>
      <text:p text:style-name="P2">}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1">Output:</text:p>
      <text:p text:style-name="P11"/>
      <text:p text:style-name="P2">Please enter your ID here: </text:p>
      <text:p text:style-name="P2">12190102</text:p>
      <text:p text:style-name="P2">Now enter your password: </text:p>
      <text:p text:style-name="P2">000</text:p>
      <text:p text:style-name="P2">Try again!! your password is wrong.</text:p>
      <text:p text:style-name="P2"/>
      <text:p text:style-name="P11">Another output:</text:p>
      <text:p text:style-name="P2"/>
      <text:p text:style-name="P2">Please enter your ID here: </text:p>
      <text:p text:style-name="P2">12190106</text:p>
      <text:p text:style-name="P2">Enter your password: </text:p>
      <text:p text:style-name="P2">000</text:p>
      <text:p text:style-name="P2">WELCOME yeshi dema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Question 3</text:p>
      <text:p text:style-name="P3"/>
      <text:p text:style-name="P10">Source code:</text:p>
      <text:p text:style-name="P3"/>
      <text:p text:style-name="P3">#include&lt;stdio.h&gt;</text:p>
      <text:p text:style-name="P3"/>
      <text:p text:style-name="P3">int convertBinary(int n)</text:p>
      <text:p text:style-name="P3">{</text:p>
      <text:p text:style-name="P3"><text:s text:c="4"/>static int biNo,r,fctor = 1;</text:p>
      <text:p text:style-name="P3"/>
      <text:p text:style-name="P3"><text:s text:c="4"/>if(n != 0)</text:p>
      <text:p text:style-name="P3"><text:s text:c="4"/>{</text:p>
      <text:p text:style-name="P3"><text:s text:c="9"/>r = n % 2;</text:p>
      <text:p text:style-name="P3"><text:s text:c="9"/>biNo = biNo + r * fctor;</text:p>
      <text:p text:style-name="P3"><text:s text:c="9"/>fctor = fctor * 10;</text:p>
      <text:p text:style-name="P3"><text:s text:c="9"/>convertBinary(n / 2);//calling the function convertBinary itself recursively</text:p>
      <text:p text:style-name="P3"><text:s text:c="4"/>}</text:p>
      <text:p text:style-name="P3"><text:s text:c="4"/>return biNo;</text:p>
      <text:p text:style-name="P3">}</text:p>
      <text:p text:style-name="P3">int main()</text:p>
      <text:p text:style-name="P3">{</text:p>
      <text:p text:style-name="P3"><text:s text:c="4"/>int biNo;</text:p>
      <text:p text:style-name="P3"><text:s text:c="4"/>int n;</text:p>
      <text:p text:style-name="P3"><text:s text:c="4"/></text:p>
      <text:p text:style-name="P3"><text:s text:c="4"/>printf("\n\n Recursion : Converting number to binary :\n");</text:p>
      <text:p text:style-name="P3"><text:s text:c="4"/>printf("---------------------------------------------------\n");</text:p>
      <text:p text:style-name="P3"/>
      <text:p text:style-name="P3"><text:s text:c="4"/>printf(" Input any <text:s/>number : ");</text:p>
      <text:p text:style-name="P3"><text:s text:c="4"/>scanf("%d",&amp;n);</text:p>
      <text:p text:style-name="P3"/>
      <text:p text:style-name="P3"><text:s text:c="4"/>biNo = convertBinary(n);//call the function convertBinary</text:p>
      <text:p text:style-name="P3"><text:s text:c="4"/>printf(" The Binary value of the given no. %d is : %d\n\n",n,biNo);</text:p>
      <text:p text:style-name="P3"><text:s text:c="4"/>return 0;</text:p>
      <text:p text:style-name="P3">}</text:p>
      <text:p text:style-name="P3"/>
      <text:p text:style-name="P3"/>
      <text:p text:style-name="P10">Output:</text:p>
      <text:p text:style-name="P10"><text:s/></text:p>
      <text:p text:style-name="P3">Recursion : Converting number to binary :</text:p>
      <text:p text:style-name="P3">---------------------------------------------------</text:p>
      <text:p text:style-name="P3"><text:s/>Input any <text:s/>number : 50</text:p>
      <text:p text:style-name="P3"><text:s/>The Binary value of the given no. 50 is : 11001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Question 4</text:p>
      <text:p text:style-name="P3"/>
      <text:p text:style-name="P10">Source code:</text:p>
      <text:p text:style-name="P3">#include &lt;stdio.h&gt;</text:p>
      <text:p text:style-name="P3"/>
      <text:p text:style-name="P3">#define N <text:s text:c="2"/>10</text:p>
      <text:p text:style-name="P3"/>
      <text:p text:style-name="P3">int main( void )</text:p>
      <text:p text:style-name="P3">{</text:p>
      <text:p text:style-name="P3"><text:s text:c="4"/>int a[N] = {6,1,4,3,7,8,2,10,9,11};</text:p>
      <text:p text:style-name="P3"><text:s text:c="4"/>int i, j;</text:p>
      <text:p text:style-name="P3"/>
      <text:p text:style-name="P3"><text:s text:c="4"/>printf( "Array[%d] = { ", N );</text:p>
      <text:p text:style-name="P3"><text:s text:c="4"/>i = 0;</text:p>
      <text:p text:style-name="P3"><text:s text:c="4"/>do</text:p>
      <text:p text:style-name="P3"><text:s text:c="4"/>{</text:p>
      <text:p text:style-name="P3"><text:s text:c="8"/>printf( "%d", a[i] );</text:p>
      <text:p text:style-name="P3"><text:s text:c="4"/>} while ( ++i &lt; N &amp;&amp; printf( ", " ) );</text:p>
      <text:p text:style-name="P3"><text:s text:c="4"/>printf( " };\n");</text:p>
      <text:p text:style-name="P3"/>
      <text:p text:style-name="P3"><text:s text:c="4"/>i = 0; j = N;</text:p>
      <text:p text:style-name="P3"><text:s text:c="4"/>while ( i != j )</text:p>
      <text:p text:style-name="P3"><text:s text:c="4"/>{</text:p>
      <text:p text:style-name="P3"><text:s text:c="8"/>if ( a[i] % 2 == 0 )</text:p>
      <text:p text:style-name="P3"><text:s text:c="8"/>{ <text:s text:c="11"/></text:p>
      <text:p text:style-name="P3"><text:s text:c="12"/>++i;</text:p>
      <text:p text:style-name="P3"><text:s text:c="8"/>}</text:p>
      <text:p text:style-name="P3"><text:s text:c="8"/>else if ( a[--j] % 2 == 0 )</text:p>
      <text:p text:style-name="P3"><text:s text:c="8"/>{</text:p>
      <text:p text:style-name="P3"><text:s text:c="12"/>int tmp = a[j];</text:p>
      <text:p text:style-name="P3"><text:s text:c="12"/>a[j] = a[i];</text:p>
      <text:p text:style-name="P3"><text:s text:c="12"/>a[i] = tmp;</text:p>
      <text:p text:style-name="P3"><text:s text:c="8"/>}</text:p>
      <text:p text:style-name="P3"><text:s text:c="4"/>}</text:p>
      <text:p text:style-name="P3"/>
      <text:p text:style-name="P3"><text:s text:c="4"/>printf( "Array[%d] = { ", N );</text:p>
      <text:p text:style-name="P3"><text:s text:c="4"/>i = 0;</text:p>
      <text:p text:style-name="P3"><text:s text:c="4"/>do</text:p>
      <text:p text:style-name="P3"><text:s text:c="4"/>{</text:p>
      <text:p text:style-name="P3"><text:s text:c="8"/>printf( "%d", a[i] );</text:p>
      <text:p text:style-name="P3"><text:s text:c="4"/>} while ( ++i &lt; N &amp;&amp; printf( ", " ) );</text:p>
      <text:p text:style-name="P3"><text:s text:c="4"/>printf( " };\n");</text:p>
      <text:p text:style-name="P3"/>
      <text:p text:style-name="P3"><text:s text:c="4"/>return 0;</text:p>
      <text:p text:style-name="P3">}</text:p>
      <text:p text:style-name="P3"/>
      <text:p text:style-name="P3"/>
      <text:p text:style-name="P10">Output:</text:p>
      <text:p text:style-name="P3">Array[10] = { 6, 1, 4, 3, 7, 8, 2, 10, 9, 11 };</text:p>
      <text:p text:style-name="P3">Array[10] = { 6, 10, 4, 2, 8, 7, 3, 1, 9, 11 };</text:p>
      <text:p text:style-name="P3"/>
      <text:p text:style-name="P4"/>
      <text:p text:style-name="P6"><text:soft-page-break/>Question 5</text:p>
      <text:p text:style-name="P5"/>
      <text:p text:style-name="P5">a) There is error in line number 4 since the variable p doesn’t get the address of s therefore the</text:p>
      <text:p text:style-name="P5">variable p cannot access the string indexes. But if we make the variable p as a pointer and while printing we can increment the value of p by 1 and make the whole as a pointer than the output can be displayed without an error.</text:p>
      <text:p text:style-name="P6"/>
      <text:p text:style-name="P6">Correct Code is:</text:p>
      <text:p text:style-name="P6"/>
      <text:p text:style-name="P6">#include &lt;stdio.h&gt;</text:p>
      <text:p text:style-name="P6">void main()</text:p>
      <text:p text:style-name="P6">{</text:p>
      <text:p text:style-name="P6">char *s= "hello";</text:p>
      <text:p text:style-name="P6">char *p = s;</text:p>
      <text:p text:style-name="P6">printf("%c%c", *(p+1), s[1]);</text:p>
      <text:p text:style-name="P6">}</text:p>
      <text:p text:style-name="P6"/>
      <text:p text:style-name="P13">Output:</text:p>
      <text:p text:style-name="P14">he</text:p>
      <text:p text:style-name="P6"/>
      <text:p text:style-name="P5">b) Error since the break statement is not within the loop therefor there is an error. We usually use</text:p>
      <text:p text:style-name="P5">break to terminate the program in loops and switch cases so here in the if-else statement we use the</text:p>
      <text:p text:style-name="P5">keyword called exit() which will terminate the recursion. And we also do have to include C program</text:p>
      <text:p text:style-name="P5">library</text:p>
      <text:p text:style-name="P5"/>
      <text:p text:style-name="P6">Correct Code is:</text:p>
      <text:p text:style-name="P6"/>
      <text:p text:style-name="P6"># include &lt;stdio.h&gt;</text:p>
      <text:p text:style-name="P6"># include &lt;stdlib.h&gt;</text:p>
      <text:p text:style-name="P6">int main( )</text:p>
      <text:p text:style-name="P6">{</text:p>
      <text:p text:style-name="P6">int i = 0 ;</text:p>
      <text:p text:style-name="P6">i++ ;</text:p>
      <text:p text:style-name="P6">if ( i &lt;= 5 )</text:p>
      <text:p text:style-name="P6">{</text:p>
      <text:p text:style-name="P6">printf ( "C is very easy\n" ) ;</text:p>
      <text:p text:style-name="P6">exit(1);</text:p>
      <text:p text:style-name="P6">main();</text:p>
      <text:p text:style-name="P6">}</text:p>
      <text:p text:style-name="P6">return 0 ;</text:p>
      <text:p text:style-name="P6">}</text:p>
      <text:p text:style-name="P6"/>
      <text:p text:style-name="P13">Output:</text:p>
      <text:p text:style-name="P15">C is very easy</text:p>
      <text:p text:style-name="P6"/>
      <text:p text:style-name="P5">c) First of all the value of ‘i’ is 0. There is a function named val which initializes the value of ‘i’ as</text:p>
      <text:p text:style-name="P5">100 and prints the value of ‘i’ as 100 and after printing it increments the value of ‘i’.</text:p>
      <text:p text:style-name="P5">In line number 6 when we print the value of ‘i’ in the main method we get the value as 0 since in the</text:p>
      <text:p text:style-name="P5">main method the value of ‘i’ is 0. after that in line number 7 we call the void val function in the</text:p>
      <text:p text:style-name="P5">main method so it will print the value of I as 100 since the value of ‘i’ in the val function is 100</text:p>
      <text:p text:style-name="P5">initially. Now the value of ‘i’ has been incremented so when we print the value of ‘i’ from the main</text:p>
      <text:p text:style-name="P5">method we get the incremented value of ‘i’ which is 101. And finally in line 9 we again print the</text:p>
      <text:p text:style-name="P5"><text:soft-page-break/>value of ‘i’ from the val function we get the initial value of ‘i’ from the val function we get it as 100</text:p>
      <text:p text:style-name="P5">since it is the initial value of ‘i’ in the val fun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09:36:31.904717357</meta:creation-date>
    <meta:generator>LibreOffice/6.0.7.3$Linux_X86_64 LibreOffice_project/00m0$Build-3</meta:generator>
    <dc:date>2020-11-18T10:53:03.466893544</dc:date>
    <meta:editing-duration>PT5M19S</meta:editing-duration>
    <meta:editing-cycles>4</meta:editing-cycles>
    <meta:document-statistic meta:table-count="0" meta:image-count="0" meta:object-count="0" meta:page-count="8" meta:paragraph-count="235" meta:word-count="951" meta:character-count="5557" meta:non-whitespace-character-count="4344"/>
  </office:meta>
</office:document-meta>
</file>